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8a22" officeooo:paragraph-rsid="00038a22"/>
    </style:style>
    <style:style style:name="P2" style:family="paragraph" style:parent-style-name="Standard">
      <style:text-properties style:font-name="Arial" officeooo:rsid="00038a22" officeooo:paragraph-rsid="00038a22"/>
    </style:style>
    <style:style style:name="P3" style:family="paragraph" style:parent-style-name="Standard">
      <style:text-properties officeooo:paragraph-rsid="0003cea4"/>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officeooo:paragraph-rsid="0003cea4"/>
    </style:style>
    <style:style style:name="P6" style:family="paragraph" style:parent-style-name="Standard">
      <style:paragraph-properties fo:break-before="page"/>
      <style:text-properties style:font-name="Arial" officeooo:rsid="00038a22" officeooo:paragraph-rsid="00038a22"/>
    </style:style>
    <style:style style:name="P7" style:family="paragraph" style:parent-style-name="Heading_20_2">
      <style:text-properties style:font-name="Arial"/>
    </style:style>
    <style:style style:name="P8" style:family="paragraph" style:parent-style-name="Heading_20_1">
      <style:text-properties style:font-name="Arial" fo:font-size="20pt" style:font-size-asian="20pt" style:font-size-complex="20pt"/>
    </style:style>
    <style:style style:name="T1" style:family="text">
      <style:text-properties officeooo:rsid="00038a22"/>
    </style:style>
    <style:style style:name="T2" style:family="text">
      <style:text-properties fo:color="#6a3e3e" style:font-name="Consolas" fo:font-size="10pt" style:font-size-asian="10pt"/>
    </style:style>
    <style:style style:name="T3" style:family="text">
      <style:text-properties fo:color="#6a3e3e" style:font-name="Consolas" fo:font-size="10pt" officeooo:rsid="00038a22" style:font-size-asian="10pt"/>
    </style:style>
    <style:style style:name="T4" style:family="text">
      <style:text-properties fo:color="#000000" style:font-name="Consolas" fo:font-size="10pt" style:font-size-asian="10pt"/>
    </style:style>
    <style:style style:name="T5" style:family="text">
      <style:text-properties fo:color="#000000" style:font-name="Consolas" fo:font-size="10pt" officeooo:rsid="00038a22" style:font-size-asian="10pt"/>
    </style:style>
    <style:style style:name="T6" style:family="text">
      <style:text-properties fo:color="#000000" style:font-name="Consolas" fo:font-size="10pt" fo:font-style="italic" style:font-size-asian="10pt" style:font-style-asian="italic"/>
    </style:style>
    <style:style style:name="T7" style:family="text">
      <style:text-properties fo:color="#7f0055" style:font-name="Consolas" fo:font-size="10pt" fo:font-weight="bold" style:font-size-asian="10pt" style:font-weight-asian="bold"/>
    </style:style>
    <style:style style:name="T8" style:family="text">
      <style:text-properties fo:color="#7f0055" style:font-name="Consolas" fo:font-size="10pt" fo:font-weight="bold" officeooo:rsid="00038a22" style:font-size-asian="10pt" style:font-weight-asian="bold"/>
    </style:style>
    <style:style style:name="T9" style:family="text">
      <style:text-properties fo:font-weight="bold" style:font-weight-asian="bold" style:font-weight-complex="bold"/>
    </style:style>
    <style:style style:name="T10" style:family="text">
      <style:text-properties fo:color="#0000c0" style:font-name="Consolas" fo:font-size="10pt" style:font-size-asian="10pt"/>
    </style:style>
    <style:style style:name="T11" style:family="text">
      <style:text-properties fo:color="#2a00ff" style:font-name="Consolas" fo:font-size="10pt" style:font-size-asian="10pt"/>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fo:background-color="#eeeeee"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9">Aufgabe 5</text:span></text:p>
      <text:p text:style-name="P7">RPC lokal <text:span text:style-name="T1">(Teilaufgabe a)</text:span></text:p>
      <text:p text:style-name="P2"/>
      <text:p text:style-name="P2">Der lokale RPC-Provider ist eine simple Anwendung von Reflection: Er sucht sich die Klasse, deren Methode und ruft diese (statisch = mit Objektreferenz null) auf. Wurde das entsprechende Flag gesetzt, werden dabei die Parameter-Klassen mit wrapToPrimitiveClass verarbeitet.</text:p>
      <text:p text:style-name="P1"/>
      <text:section text:style-name="Sect2" text:name="Bereich2">
        <text:p text:style-name="P1"><text:span text:style-name="T2">paramClasses</text:span><text:span text:style-name="T4">[</text:span><text:span text:style-name="T2">i</text:span><text:span text:style-name="T4">] = RPCSecrets.</text:span><text:span text:style-name="T6">warpToPrimitiveClass</text:span><text:span text:style-name="T4">(</text:span><text:span text:style-name="T2">params</text:span><text:span text:style-name="T4">[</text:span><text:span text:style-name="T2">i</text:span><text:span text:style-name="T4">].getClass());</text:span></text:p>
      </text:section>
      <text:p text:style-name="P1"/>
      <text:p text:style-name="P2">Alle dabei auftretenden Exceptions werden als RPCException gekapselt.</text:p>
      <text:p text:style-name="P1"/>
      <text:section text:style-name="Sect1" text:name="Bereich1">
        <text:p text:style-name="P1"><text:span text:style-name="T7">catch</text:span><text:span text:style-name="T4">(ClassNotFoundException </text:span><text:span text:style-name="T2">e</text:span><text:span text:style-name="T4">)</text:span></text:p>
        <text:p text:style-name="P4"><text:span text:style-name="T4">{</text:span></text:p>
        <text:p text:style-name="P4"><text:span text:style-name="T4"><text:tab/></text:span><text:span text:style-name="T7">throw</text:span><text:span text:style-name="T4"> </text:span><text:span text:style-name="T7">new</text:span><text:span text:style-name="T4"> RPCException(</text:span><text:span text:style-name="T2">e</text:span><text:span text:style-name="T4">);</text:span></text:p>
        <text:p text:style-name="P4"><text:span text:style-name="T4">}</text:span></text:p>
        <text:p text:style-name="P4"><text:span text:style-name="T4">// ...</text:span></text:p>
      </text:section>
      <text:p text:style-name="P1"/>
      <text:p text:style-name="P7">RPC über das Netzwerk <text:span text:style-name="T1">(Teilaufgaben b und c)</text:span></text:p>
      <text:p text:style-name="P2"/>
      <text:p text:style-name="P2">Der RPCRemoteServiceProvider baut für die Anfrage ein Protobuf-Paket und serialisiert dafür die Parameter:</text:p>
      <text:p text:style-name="P2"/>
      <text:section text:style-name="Sect1" text:name="Bereich3">
        <text:p text:style-name="P2"><text:span text:style-name="T7">for</text:span><text:span text:style-name="T4">(Serializable </text:span><text:span text:style-name="T2">p</text:span><text:span text:style-name="T4">: </text:span><text:span text:style-name="T2">params</text:span><text:span text:style-name="T4">)</text:span></text:p>
        <text:p text:style-name="P4"><text:span text:style-name="T4">{</text:span></text:p>
        <text:p text:style-name="P4"><text:span text:style-name="T4"><text:tab/></text:span><text:span text:style-name="T2">call</text:span><text:span text:style-name="T4">.addParameters(RPCSecrets.</text:span><text:span text:style-name="T6">serialize</text:span><text:span text:style-name="T4">(</text:span><text:span text:style-name="T2">p</text:span><text:span text:style-name="T4">));</text:span></text:p>
        <text:p text:style-name="P4"><text:span text:style-name="T4">}</text:span></text:p>
      </text:section>
      <text:p text:style-name="P2"/>
      <text:p text:style-name="P2">Anschließend sendet er das Paket per UDP an den vorher festgelegten Server. Dieser entpackt das Paket, deserialisiert die Parameter und führt die Methode über den lokalen RPC-Provider aus.</text:p>
      <text:p text:style-name="P2"/>
      <text:section text:style-name="Sect1" text:name="Bereich4">
        <text:p text:style-name="P2"><text:span text:style-name="T4">Serializable[] </text:span><text:span text:style-name="T2">params</text:span><text:span text:style-name="T4"> = (Serializable[]) RPCSecrets.</text:span><text:span text:style-name="T6">deserialize</text:span><text:span text:style-name="T4">(</text:span><text:span text:style-name="T2">call</text:span><text:span text:style-name="T4">.getParametersList());</text:span></text:p>
        <text:p text:style-name="P4"><text:span text:style-name="T4"/></text:p>
        <text:p text:style-name="P4"><text:span text:style-name="T2">result</text:span><text:span text:style-name="T4"> = RPCSecrets.</text:span><text:span text:style-name="T6">serialize</text:span><text:span text:style-name="T4">(</text:span><text:span text:style-name="T10">serviceProvider</text:span><text:span text:style-name="T4">.callexplicit(</text:span><text:span text:style-name="T2">call</text:span><text:span text:style-name="T4">.getClassname(), </text:span><text:span text:style-name="T2">call</text:span><text:span text:style-name="T4">.getMethodname(), </text:span><text:span text:style-name="T2">params</text:span><text:span text:style-name="T4">));</text:span></text:p>
      </text:section>
      <text:p text:style-name="P2"/>
      <text:p text:style-name="P2">In der Variable result wird im Erfolgsfall der Rückgabewert gespeichert, oder, wenn eine Exception auftritt, die Exception selbst. Anschließend wird das Antwortpaket gepackt, entweder mit einem Rückgabewert oder einer Exception, und per UDP an den gleichen Port zurückgesendet.</text:p>
      <text:p text:style-name="P2"/>
      <text:section text:style-name="Sect1" text:name="Bereich5">
        <text:p text:style-name="P3"><text:span text:style-name="T8">if</text:span><text:span text:style-name="T5">(</text:span><text:span text:style-name="T3">isException</text:span><text:span text:style-name="T5">) </text:span><text:span text:style-name="T4">{</text:span></text:p>
        <text:p text:style-name="P4"><text:span text:style-name="T4"><text:tab/></text:span><text:span text:style-name="T2">response</text:span><text:span text:style-name="T4">.setException(</text:span><text:span text:style-name="T2">result</text:span><text:span text:style-name="T4">);</text:span></text:p>
        <text:p text:style-name="P4"><text:span text:style-name="T4">} </text:span><text:span text:style-name="T7">else </text:span><text:span text:style-name="T4">{</text:span></text:p>
        <text:p text:style-name="P4"><text:span text:style-name="T4"><text:tab/></text:span><text:span text:style-name="T2">response</text:span><text:span text:style-name="T4">.setResult(</text:span><text:span text:style-name="T2">result</text:span><text:span text:style-name="T4">);</text:span></text:p>
        <text:p text:style-name="P4"><text:span text:style-name="T4">}</text:span></text:p>
      </text:section>
      <text:p text:style-name="P2"><text:line-break/></text:p>
      <text:p text:style-name="P6">Der Client, der auf die Antwort gewartet hat, entpackt das Paket und reicht entweder die Exception oder den Rückgabewert an den Aufrufer weiter.</text:p>
      <text:p text:style-name="P2"/>
      <text:section text:style-name="Sect1" text:name="Bereich6">
        <text:p text:style-name="P3"><text:span text:style-name="T8">if</text:span><text:span text:style-name="T5">(</text:span><text:span text:style-name="T3">result</text:span><text:span text:style-name="T5">.hasException())</text:span></text:p>
        <text:p text:style-name="P3"><text:span text:style-name="T4">{</text:span></text:p>
        <text:p text:style-name="P4"><text:span text:style-name="T4"><text:tab/></text:span><text:span text:style-name="T7">throw</text:span><text:span text:style-name="T4"> </text:span><text:span text:style-name="T7">new</text:span><text:span text:style-name="T4"> RPCException(</text:span><text:span text:style-name="T11">"Server exception"</text:span><text:span text:style-name="T4">, RPCSecrets.</text:span><text:span text:style-name="T6">deserialize</text:span><text:span text:style-name="T4">(</text:span><text:span text:style-name="T2">result</text:span><text:span text:style-name="T4">.getException()));</text:span></text:p>
        <text:p text:style-name="P5"><text:span text:style-name="T4">}</text:span></text:p>
        <text:p text:style-name="P5"><text:span text:style-name="T7">else</text:span><text:span text:style-name="T4"> </text:span><text:span text:style-name="T7">if</text:span><text:span text:style-name="T4">(</text:span><text:span text:style-name="T2">result</text:span><text:span text:style-name="T4">.hasResult())</text:span></text:p>
        <text:p text:style-name="P5"><text:span text:style-name="T4">{</text:span></text:p>
        <text:p text:style-name="P4"><text:span text:style-name="T4"><text:tab/></text:span><text:span text:style-name="T7">return</text:span><text:span text:style-name="T4"> RPCSecrets.</text:span><text:span text:style-name="T6">deserialize</text:span><text:span text:style-name="T4">(</text:span><text:span text:style-name="T2">result</text:span><text:span text:style-name="T4">.getResult());</text:span></text:p>
        <text:p text:style-name="P4"><text:span text:style-name="T4">}</text:span></text:p>
      </text:section>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6:27:33.374000000</meta:creation-date>
    <dc:date>2014-11-26T17:01:47.722000000</dc:date>
    <meta:editing-duration>PT2M53S</meta:editing-duration>
    <meta:editing-cycles>1</meta:editing-cycles>
    <meta:document-statistic meta:table-count="0" meta:image-count="0" meta:object-count="0" meta:page-count="2" meta:paragraph-count="35" meta:word-count="211" meta:character-count="1832" meta:non-whitespace-character-count="1648"/>
    <meta:generator>LibreOffice/4.2.5.2$Windows_x86 LibreOffice_project/6ff819b65674ae6c83f3cbab9e4a4c2b292a7a94</meta:generator>
  </office:meta>
</office:document-meta>
</file>